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OutputStream.putNextEntry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setCommen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clos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Zip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setMetho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OutputStream.setLevel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